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in" fo:margin-right="0in" fo:line-height="100%" fo:text-indent="0in" style:auto-text-indent="false" fo:break-before="auto" fo:break-after="auto"/>
    </style:style>
    <style:style style:name="P2" style:family="paragraph" style:parent-style-name="Standard" style:master-page-name="Standard">
      <style:paragraph-properties fo:margin-left="1in" fo:margin-right="0in" fo:line-height="100%" fo:text-indent="0in" style:auto-text-indent="false" style:page-number="1" fo:break-before="auto" fo:break-after="auto"/>
    </style:style>
    <style:style style:name="P3" style:family="paragraph" style:parent-style-name="Standard">
      <style:paragraph-properties fo:break-before="auto" fo:break-after="auto"/>
    </style:style>
    <style:style style:name="P4" style:family="paragraph" style:parent-style-name="Standard">
      <style:paragraph-properties fo:text-align="center" style:justify-single-word="false" fo:break-before="auto" fo:break-after="auto"/>
      <style:text-properties style:font-name="Courier New" fo:font-weight="bold" style:font-name-asian="Courier New1" style:font-weight-asian="bold" style:font-name-complex="Courier New1"/>
    </style:style>
    <style:style style:name="T1" style:family="text">
      <style:text-properties style:font-name="Courier New" fo:font-weight="bold" fo:background-color="#ea9999" loext:char-shading-value="0" style:font-name-asian="Courier New1" style:font-weight-asian="bold" style:font-name-complex="Courier New1"/>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fo:font-weight="bold" style:font-name-asian="Courier New1" style:font-weight-asian="bold" style:font-name-complex="Courier New1" fo:background-color="#00ffff"/>
    </style:style>
    <style:style style:name="T4" style:family="text">
      <style:text-properties style:font-name="Courier New" fo:font-weight="bold" style:font-name-asian="Courier New1" style:font-weight-asian="bold" style:font-name-complex="Courier New1" fo:background-color="#ff0000"/>
    </style:style>
    <style:style style:name="T5" style:family="text">
      <style:text-properties style:font-name="Courier New" fo:font-weight="bold" style:font-name-asian="Courier New1" style:font-weight-asian="bold" style:font-name-complex="Courier New1" fo:background-color="#ffff00"/>
    </style:style>
    <style:style style:name="T6" style:family="text">
      <style:text-properties style:font-name="Courier New" fo:font-weight="bold" style:font-name-asian="Courier New1" style:font-weight-asian="bold" style:font-name-complex="Courier New1" fo:background-color="#00ff00"/>
    </style:style>
    <style:style style:name="T7" style:family="text">
      <style:text-properties style:font-name="Courier New" fo:font-weight="bold" style:font-name-asian="Courier New1" style:font-weight-asian="bold" style:font-name-complex="Courier New1" fo:background-color="#ff00ff"/>
    </style:style>
    <style:style style:name="T8" style:family="text">
      <style:text-properties style:font-name="Courier New" fo:font-weight="bold" fo:background-color="#b6d7a8" loext:char-shading-value="0" style:font-name-asian="Courier New1" style:font-weight-asian="bold" style:font-name-complex="Courier New1"/>
    </style:style>
    <style:style style:name="T9" style:family="text">
      <style:text-properties style:font-name="Courier New" fo:font-weight="bold" fo:background-color="#b4a7d6" loext:char-shading-value="0" style:font-name-asian="Courier New1" style:font-weight-asian="bold" style:font-name-complex="Courier New1"/>
    </style:style>
    <style:style style:name="T10" style:family="text">
      <style:text-properties style:font-name="Courier New" fo:font-weight="bold" fo:background-color="#f9cb9c" loext:char-shading-value="0" style:font-name-asian="Courier New1" style:font-weight-asian="bold" style:font-name-complex="Courier New1"/>
    </style:style>
    <style:style style:name="T11" style:family="text">
      <style:text-properties fo:color="#ffffff" style:font-name="Courier New" fo:font-weight="bold" style:font-name-asian="Courier New1" style:font-weight-asian="bold" style:font-name-complex="Courier New1" fo:background-color="#000080"/>
    </style:style>
    <style:style style:name="T12" style:family="text">
      <style:text-properties fo:color="#ffffff" fo:background-color="#000080"/>
    </style:style>
    <style:style style:name="T13" style:family="text">
      <style:text-properties fo:background-color="#ea9999" loext:char-shading-value="0"/>
    </style:style>
    <style:style style:name="T14" style:family="text">
      <style:text-properties fo:background-color="#00ffff"/>
    </style:style>
    <style:style style:name="T15" style:family="text">
      <style:text-properties fo:background-color="#ff0000"/>
    </style:style>
    <style:style style:name="T16" style:family="text">
      <style:text-properties fo:background-color="#b6d7a8" loext:char-shading-value="0"/>
    </style:style>
    <style:style style:name="T17" style:family="text">
      <style:text-properties fo:background-color="#ffff00"/>
    </style:style>
    <style:style style:name="T18" style:family="text">
      <style:text-properties fo:background-color="#b4a7d6" loext:char-shading-value="0"/>
    </style:style>
    <style:style style:name="T19" style:family="text">
      <style:text-properties fo:background-color="#f9cb9c" loext:char-shading-value="0"/>
    </style:style>
    <style:style style:name="T20" style:family="text">
      <style:text-properties fo:background-color="#00ff00"/>
    </style:style>
    <style:style style:name="T21" style:family="text">
      <style:text-properties fo:background-color="#ff0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78 00</text:span><text:span text:style-name="T2"> F9 00 02 00 </text:span><text:span text:style-name="T3">7C 00</text:span><text:span text:style-name="T2"> </text:span><text:span text:style-name="T4">02 11</text:span><text:span text:style-name="T2"> 00 00 </text:span><text:span text:style-name="T8">78 00 00 00</text:span></text:p>
      <text:p text:style-name="P1"><text:span text:style-name="T5">3C 00 00 00</text:span><text:span text:style-name="T2"> 05 00 00 00 </text:span><text:span text:style-name="T11">9B 01 A0 01</text:span><text:span text:style-name="T2"> </text:span><text:span text:style-name="T9">14</text:span><text:span text:style-name="T2"> 00 00 </text:span><text:span text:style-name="T10">00</text:span></text:p>
      <text:p text:style-name="P1"><text:span text:style-name="T10">03 00 00</text:span><text:span text:style-name="T2"> 00 00 </text:span><text:span text:style-name="T6">02</text:span><text:span text:style-name="T2"> 83 5B 83 56 83 4A 82 CC 82 D3</text:span></text:p>
      <text:p text:style-name="P1"><text:span text:style-name="T2">82 BE 82 F1 82 AC 00 00 00 00 00 00 00 00 00 00</text:span></text:p>
      <text:p text:style-name="P1"><text:span text:style-name="T2">00 00 00 00 </text:span><text:span text:style-name="T7">4A 65 73 73 69 63 61 27 73 20 4F 75</text:span></text:p>
      <text:p text:style-name="P1"><text:span text:style-name="T7">74 66 69 74 00 00 00 00 00 00 00 00 00 00 00 00</text:span></text:p>
      <text:p text:style-name="P1"><text:span text:style-name="T7">00 00 00 00 00 00 00 00 00 00 00 00 00 00 00 00</text:span></text:p>
      <text:p text:style-name="P1"><text:span text:style-name="T7">00 00 00 00 00 00 00 00 00 00 00 00 00 00 00 00</text:span></text:p>
      <text:p text:style-name="P1"><text:span text:style-name="T7">00 00 00 00</text:span></text:p>
      <text:p text:style-name="P4"/>
      <text:p text:style-name="P3"><text:span text:style-name="T13">Item ID</text:span></text:p>
      <text:p text:style-name="P3"><text:span text:style-name="T14">Index of the icon to use for this item.</text:span></text:p>
      <text:p text:style-name="P3"><text:span text:style-name="T15">Has to do with the “type” of item.</text:span></text:p>
      <text:p text:style-name="P3"><text:span text:style-name="T16">Price: a 32-bit signed integer corresponding to the item’s retail price.</text:span></text:p>
      <text:p text:style-name="P3"><text:span text:style-name="T17">Sell Price: a 32-bit signed integer corresponding to the item’s resale price.</text:span></text:p>
      <text:p text:style-name="P3"><text:span text:style-name="T12">Seems to have some effect on the “Use” command.</text:span></text:p>
      <text:p text:style-name="P3"><text:span text:style-name="T18">A series of binary values, denoting which party members can and cannot equip the item. From smallest to largest, 1st place is Hero, 2nd is Yangus, 3rd is Jessica, 4th is Angelo, 5th is unassigned, 6th is Red, 7th is unassigned, and 8th is Morrie.</text:span></text:p>
      <text:p text:style-name="P3"><text:span text:style-name="T19">A series of single byte values representing the item’s attack, defence, agility, and wisdom stats, respectively.</text:span></text:p>
      <text:p text:style-name="P3"><text:span text:style-name="T20">Has an impact on the “Stats” view.</text:span></text:p>
      <text:p text:style-name="P3"><text:span text:style-name="T21">An ASCII string representing the name of the item. Doesn’t seem to do any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265" meta:character-count="1134" meta:non-whitespace-character-count="888"/>
    <meta:generator>LibreOfficeDev/6.0.5.2$Linux_X86_64 LibreOffice_project/</meta:generator>
  </office:meta>
</office:document-meta>
</file>